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dun_helm_b_good, dun_helm_c_good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.00.0000</text:date>, <text:time style:data-style-name="N2" text:time-value="14:34:42.09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3-12-02T17:22:27.272000000</dc:date>
    <meta:editing-cycles>595</meta:editing-cycles>
    <meta:editing-duration>P7DT4H11M23S</meta:editing-duration>
    <meta:document-statistic meta:table-count="2" meta:cell-count="7134" meta:object-count="0"/>
  </office:meta>
</office:document-meta>
</file>